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202746" officeooo:paragraph-rsid="00202746"/>
    </style:style>
    <style:style style:name="P2" style:family="paragraph" style:parent-style-name="Standard">
      <style:text-properties officeooo:rsid="00202746" officeooo:paragraph-rsid="0021642e"/>
    </style:style>
    <style:style style:name="P3" style:family="paragraph" style:parent-style-name="Standard">
      <style:text-properties officeooo:rsid="00202746" officeooo:paragraph-rsid="0022fd77"/>
    </style:style>
    <style:style style:name="P4" style:family="paragraph" style:parent-style-name="Standard">
      <style:text-properties officeooo:rsid="0022393b" officeooo:paragraph-rsid="0022393b"/>
    </style:style>
    <style:style style:name="P5" style:family="paragraph" style:parent-style-name="Standard">
      <style:text-properties officeooo:rsid="0022fd77" officeooo:paragraph-rsid="0022fd77"/>
    </style:style>
    <style:style style:name="P6" style:family="paragraph" style:parent-style-name="Standard" style:master-page-name="Standard">
      <style:paragraph-properties style:page-number="auto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2393b" style:font-style-asian="italic" style:font-style-complex="italic"/>
    </style:style>
    <style:style style:name="T4" style:family="text">
      <style:text-properties fo:font-style="italic" officeooo:rsid="0022fd77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21642e"/>
    </style:style>
    <style:style style:name="T7" style:family="text">
      <style:text-properties officeooo:rsid="0022fd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K = ______ FK =<text:span text:style-name="T1"> Italic</text:span></text:p>
      <text:p text:style-name="Standard"/>
      <text:p text:style-name="P1">Groep(<text:span text:style-name="T5">groepid</text:span>, naam)</text:p>
      <text:p text:style-name="P1"><text:bookmark-start text:name="__DdeLink__268_2135154956"/><text:span text:style-name="T6">Groep_Voorkeur_Product</text:span><text:bookmark-end text:name="__DdeLink__268_2135154956"/>(<text:span text:style-name="T2">groepid</text:span>,<text:span text:style-name="T2">productid</text:span>)</text:p>
      <text:p text:style-name="P2"><text:tab/><text:bookmark-start text:name="__DdeLink__270_2135154956"/><text:span text:style-name="T6">Groep_Voorkeur_Product.</text:span><text:bookmark-end text:name="__DdeLink__270_2135154956"/><text:span text:style-name="T6">groepid → Groep.groepid</text:span></text:p>
      <text:p text:style-name="P2"><text:tab/><text:span text:style-name="T6">Groep_Voorkeur_Product.productid → </text:span><text:bookmark-start text:name="__DdeLink__272_2135154956"/><text:span text:style-name="T6">Product.productid</text:span><text:bookmark-end text:name="__DdeLink__272_2135154956"/></text:p>
      <text:p text:style-name="P1">Product(<text:span text:style-name="T5">productid</text:span>,naam,prijs)</text:p>
      <text:p text:style-name="P1"><text:bookmark-start text:name="__DdeLink__274_2135154956"/><text:span text:style-name="T7">Product_Opgesteld_Pad</text:span><text:bookmark-end text:name="__DdeLink__274_2135154956"/><text:span text:style-name="T7">(</text:span><text:span text:style-name="T4">productid</text:span><text:span text:style-name="T7">,</text:span><text:span text:style-name="T4">padid</text:span><text:span text:style-name="T7">)</text:span></text:p>
      <text:p text:style-name="P3"><text:tab/><text:span text:style-name="T7">Product_Opgesteld_Pad.productid </text:span>→<text:span text:style-name="T7"> Product.productid</text:span></text:p>
      <text:p text:style-name="P3"><text:tab/><text:span text:style-name="T7">Product_Opgesteld_Pad.padid → Pad.padid</text:span></text:p>
      <text:p text:style-name="P5">Pad(<text:span text:style-name="T5">padid</text:span>,naam)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picbro</meta:initial-creator>
    <meta:editing-cycles>17</meta:editing-cycles>
    <meta:creation-date>2015-10-26T09:13:00</meta:creation-date>
    <dc:date>2015-12-06T18:02:16.190197215</dc:date>
    <meta:editing-duration>PT1H36M49S</meta:editing-duration>
    <meta:generator>LibreOffice/4.4.6.3$Linux_X86_64 LibreOffice_project/40m0$Build-3</meta:generator>
    <meta:document-statistic meta:table-count="0" meta:image-count="0" meta:object-count="0" meta:page-count="1" meta:paragraph-count="10" meta:word-count="24" meta:character-count="358" meta:non-whitespace-character-count="34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